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RIA Y OBERON FUNDOS ECOLOGICOS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352908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EÑA CUELLAR, JOSÉ GABRI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32051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2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09/2021</text:p>
          </table:table-cell>
          <table:table-cell table:style-name="Tabla2.A2" office:value-type="string">
            <text:p text:style-name="P7">67800168</text:p>
          </table:table-cell>
          <table:table-cell table:style-name="Tabla2.A2" office:value-type="string">
            <text:p text:style-name="P7">2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CO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8:47:2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